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linkMacSystemFont" svg:font-family="BlinkMacSystemFont, apple-system, 'Segoe UI', Roboto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paragraph-properties fo:text-align="start" style:justify-single-word="false"/>
    </style:style>
    <style:style style:name="P2" style:family="paragraph" style:parent-style-name="Text_20_body">
      <style:paragraph-properties fo:margin-left="0cm" fo:margin-right="0cm" fo:margin-top="0cm" fo:margin-bottom="0.318cm" style:contextual-spacing="false" fo:text-align="start" style:justify-single-word="false" fo:orphans="2" fo:widows="2" fo:text-indent="0cm" style:auto-text-indent="false" fo:padding="0cm" fo:border="none"/>
    </style:style>
    <style:style style:name="P3" style:family="paragraph" style:parent-style-name="Standard">
      <style:paragraph-properties fo:text-align="start" style:justify-single-word="false"/>
      <style:text-properties fo:color="#000000" loext:opacity="100%"/>
    </style:style>
    <style:style style:name="P4" style:family="paragraph" style:parent-style-name="Standard">
      <style:paragraph-properties fo:text-align="start" style:justify-single-word="false"/>
      <style:text-properties fo:color="#000000" loext:opacity="100%" officeooo:paragraph-rsid="001fac0c"/>
    </style:style>
    <style:style style:name="P5" style:family="paragraph" style:parent-style-name="Text_20_body">
      <style:paragraph-properties fo:text-align="start" style:justify-single-word="false"/>
      <style:text-properties fo:color="#000000" loext:opacity="100%" officeooo:paragraph-rsid="001fac0c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style:line-height-at-least="0.529cm" fo:text-align="start" style:justify-single-word="false" fo:orphans="2" fo:widows="2" fo:text-indent="0cm" style:auto-text-indent="false" fo:padding="0cm" fo:border="none"/>
      <style:text-properties fo:color="#000000" loext:opacity="100%"/>
    </style:style>
    <style:style style:name="P7" style:family="paragraph" style:parent-style-name="Preformatted_20_Text">
      <style:paragraph-properties fo:text-align="start" style:justify-single-word="false"/>
      <style:text-properties fo:color="#000000" loext:opacity="100%" officeooo:paragraph-rsid="001fac0c"/>
    </style:style>
    <style:style style:name="P8" style:family="paragraph" style:parent-style-name="Text_20_body">
      <style:paragraph-properties fo:margin-left="0cm" fo:margin-right="0cm" fo:margin-top="0cm" fo:margin-bottom="0.318cm" style:contextual-spacing="false" fo:text-align="start" style:justify-single-word="false" fo:orphans="2" fo:widows="2" fo:text-indent="0cm" style:auto-text-indent="false" fo:padding="0cm" fo:border="none"/>
      <style:text-properties fo:color="#000000" loext:opacity="100%"/>
    </style:style>
    <style:style style:name="P9" style:family="paragraph" style:parent-style-name="Text_20_body">
      <style:paragraph-properties fo:margin-left="0cm" fo:margin-right="0cm" fo:margin-top="0cm" fo:margin-bottom="0.318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BlinkMacSystemFont" fo:font-size="12pt" fo:letter-spacing="normal" fo:font-style="normal" fo:font-weight="normal"/>
    </style:style>
    <style:style style:name="P10" style:family="paragraph" style:parent-style-name="Text_20_body" style:list-style-name="L1">
      <style:paragraph-properties fo:margin-left="0cm" fo:margin-right="0cm" fo:margin-top="0cm" fo:margin-bottom="0.582cm" style:contextual-spacing="false" fo:text-align="start" style:justify-single-word="false" fo:orphans="2" fo:widows="2" fo:text-indent="0cm" style:auto-text-indent="false" fo:padding="0cm" fo:border="none"/>
      <style:text-properties fo:color="#000000" loext:opacity="100%"/>
    </style:style>
    <style:style style:name="P11" style:family="paragraph" style:parent-style-name="Text_20_body">
      <style:paragraph-properties fo:margin-left="0cm" fo:margin-right="0cm" fo:margin-top="0.318cm" fo:margin-bottom="0.318cm" style:contextual-spacing="false" fo:text-align="start" style:justify-single-word="false" fo:orphans="2" fo:widows="2" fo:text-indent="0cm" style:auto-text-indent="false" fo:padding="0cm" fo:border="none"/>
      <style:text-properties fo:color="#000000" loext:opacity="100%"/>
    </style:style>
    <style:style style:name="P12" style:family="paragraph" style:parent-style-name="Text_20_body" style:list-style-name="L2">
      <style:paragraph-properties fo:margin-left="0cm" fo:margin-right="0cm" fo:margin-top="0cm" fo:margin-bottom="0.582cm" style:contextual-spacing="false" fo:text-align="start" style:justify-single-word="false" fo:orphans="2" fo:widows="2" fo:text-indent="0cm" style:auto-text-indent="false" fo:padding="0cm" fo:border="none"/>
      <style:text-properties fo:color="#000000" loext:opacity="100%"/>
    </style:style>
    <style:style style:name="P13" style:family="paragraph" style:parent-style-name="Text_20_body" style:list-style-name="L2">
      <style:paragraph-properties fo:margin-left="0cm" fo:margin-right="0cm" fo:margin-top="0cm" fo:margin-bottom="0.582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BlinkMacSystemFont" fo:font-size="12pt" fo:letter-spacing="normal" fo:font-style="normal" fo:font-weight="normal"/>
    </style:style>
    <style:style style:name="P14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BlinkMacSystemFont" fo:font-size="12pt" fo:letter-spacing="normal" fo:font-style="normal" fo:font-weight="normal"/>
    </style:style>
    <style:style style:name="P15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color="#000000" loext:opacity="100%"/>
    </style:style>
    <style:style style:name="P16" style:family="paragraph" style:parent-style-name="Text_20_body">
      <style:paragraph-properties fo:margin-left="0cm" fo:margin-right="0cm" fo:margin-top="0.318cm" fo:margin-bottom="0.318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loext:opacity="100%" style:font-name="BlinkMacSystemFont" fo:font-size="12pt" fo:letter-spacing="normal" fo:font-style="normal" fo:font-weight="normal"/>
    </style:style>
    <style:style style:name="P17" style:family="paragraph" style:parent-style-name="Standard">
      <style:paragraph-properties fo:text-align="start" style:justify-single-word="false"/>
      <style:text-properties fo:color="#000000" loext:opacity="100%" fo:language="kk" fo:country="KZ" officeooo:rsid="001fac0c" officeooo:paragraph-rsid="001fac0c"/>
    </style:style>
    <style:style style:name="P18" style:family="paragraph" style:parent-style-name="Standard">
      <style:paragraph-properties fo:text-align="start" style:justify-single-word="false"/>
      <style:text-properties fo:color="#000000" loext:opacity="100%" fo:font-size="18pt" fo:language="kk" fo:country="KZ" fo:font-weight="bold" officeooo:rsid="001fac0c" officeooo:paragraph-rsid="001fac0c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loext:opacity="100%" fo:font-size="18pt" fo:language="en" fo:country="US" fo:font-weight="bold" officeooo:rsid="0021cfb8" officeooo:paragraph-rsid="0021cfb8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fo:font-size="12pt" fo:language="en" fo:country="US" fo:font-weight="normal" officeooo:rsid="0021cfb8" officeooo:paragraph-rsid="0021cfb8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loext:opacity="100%" fo:font-size="12pt" fo:language="en" fo:country="US" fo:font-weight="normal" officeooo:rsid="0021cfb8" officeooo:paragraph-rsid="00253356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loext:opacity="100%" fo:font-size="12pt" fo:language="kk" fo:country="KZ" fo:font-weight="normal" officeooo:rsid="00277572" officeooo:paragraph-rsid="0027757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loext:opacity="100%" fo:font-size="12pt" fo:language="en" fo:country="US" fo:font-weight="normal" officeooo:rsid="00277572" officeooo:paragraph-rsid="00277572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fo:font-size="18pt" fo:language="en" fo:country="US" fo:font-weight="bold" officeooo:rsid="00277572" officeooo:paragraph-rsid="00277572" style:font-size-asian="18pt" style:font-weight-asian="bold" style:font-size-complex="18pt" style:font-weight-complex="bold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BlinkMacSystemFont" fo:font-size="18pt" fo:letter-spacing="normal" fo:font-style="normal" style:text-underline-style="none" fo:font-weight="normal" style:text-blinking="false" loext:padding="0cm" loext:border="none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BlinkMacSystemFont" fo:font-size="12pt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000000" loext:opacity="100%" style:font-name="BlinkMacSystemFont" fo:font-size="12pt" fo:letter-spacing="normal" fo:font-style="normal" fo:font-weight="normal"/>
    </style:style>
    <style:style style:name="T4" style:family="text">
      <style:text-properties fo:font-variant="normal" fo:text-transform="none" style:font-name="BlinkMacSystemFont" fo:font-size="12pt" fo:letter-spacing="normal" fo:font-style="normal" fo:font-weight="normal"/>
    </style:style>
    <style:style style:name="T5" style:family="text">
      <style:text-properties fo:font-variant="normal" fo:text-transform="none" fo:font-family="Consolas, 'Lucida Console', Menlo, Monaco, monospace" fo:font-size="12pt" fo:letter-spacing="normal" fo:font-style="normal" fo:font-weight="normal" loext:padding="0cm" loext:border="none"/>
    </style:style>
    <style:style style:name="T6" style:family="text">
      <style:text-properties fo:font-variant="normal" fo:text-transform="none" fo:letter-spacing="normal" loext:padding="0cm" loext:border="none"/>
    </style:style>
    <style:style style:name="T7" style:family="text">
      <style:text-properties fo:language="kk" fo:country="KZ" officeooo:rsid="001fac0c"/>
    </style:style>
    <style:style style:name="T8" style:family="text">
      <style:text-properties fo:language="ru" fo:country="RU" officeooo:rsid="00253356"/>
    </style:style>
    <style:style style:name="T9" style:family="text">
      <style:text-properties fo:language="kk" fo:country="KZ" officeooo:rsid="00277572"/>
    </style:style>
    <style:style style:name="T10" style:family="text">
      <style:text-properties officeooo:rsid="00277572"/>
    </style:style>
    <style:style style:name="T11" style:family="text">
      <style:text-properties fo:language="en" fo:country="US"/>
    </style:style>
    <style:style style:name="T12" style:family="text">
      <style:text-properties fo:language="kk" fo:country="KZ" officeooo:rsid="00301c69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a xlink:type="simple" xlink:href="https://learn.javascript.ru/json#json-stringify" office:name="json-stringify" text:style-name="Internet_20_link" text:visited-style-name="Visited_20_Internet_20_Link"><text:span text:style-name="T1">JSON.stringify</text:span></text:a></text:h>
      <text:p text:style-name="P2"><text:a xlink:type="simple" xlink:href="https://ru.wikipedia.org/wiki/JSON" text:style-name="Internet_20_link" text:visited-style-name="Visited_20_Internet_20_Link"><text:span text:style-name="T2">JSON</text:span></text:a><text:span text:style-name="T3"> (JavaScript Object Notation) – это общий формат для представления значений и объектов.</text:span></text:p>
      <text:p text:style-name="P3">JavaScript предоставляет методы:</text:p>
      <text:p text:style-name="P3"/>
      <text:p text:style-name="P3">JSON.stringify для преобразования объектов в JSON.</text:p>
      <text:p text:style-name="P4">JSON.parse для преобразования JSON обратно в объект.</text:p>
      <text:p text:style-name="P4"/>
      <text:p text:style-name="P4">Что такое сериализация<text:line-break/><text:line-break/>Сериализация — это процесс преобразования объекта (или структуры данных в памяти) в формат, который можно:<text:line-break/><text:line-break/>сохранить (например, в файл или базу данных),<text:line-break/><text:line-break/>передать (например, по сети, через API),<text:line-break/><text:line-break/>а потом снова восстановить обратно в объект.</text:p>
      <text:p text:style-name="P4"/>
      <text:p text:style-name="P5"><text:span text:style-name="T4">Например, здесь мы преобразуем через </text:span><text:span text:style-name="Source_20_Text"><text:span text:style-name="T5">JSON.stringify</text:span></text:span><text:span text:style-name="T4"> данные студента:</text:span></text:p>
      <text:section text:style-name="Sect1" text:name="3e9efdapau">
        <text:p text:style-name="P6"><text:span text:style-name="Source_20_Text"><text:span text:style-name="T5">let student = {</text:span></text:span></text:p>
        <text:p text:style-name="P6"><text:span text:style-name="Source_20_Text"><text:span text:style-name="T6"><text:s text:c="2"/></text:span></text:span><text:span text:style-name="Source_20_Text"><text:span text:style-name="T5">name: 'John',</text:span></text:span></text:p>
        <text:p text:style-name="P6"><text:span text:style-name="Source_20_Text"><text:span text:style-name="T6"><text:s text:c="2"/></text:span></text:span><text:span text:style-name="Source_20_Text"><text:span text:style-name="T5">age: 30,</text:span></text:span></text:p>
        <text:p text:style-name="P6"><text:span text:style-name="Source_20_Text"><text:span text:style-name="T6"><text:s text:c="2"/></text:span></text:span><text:span text:style-name="Source_20_Text"><text:span text:style-name="T5">isAdmin: false,</text:span></text:span></text:p>
        <text:p text:style-name="P6"><text:span text:style-name="Source_20_Text"><text:span text:style-name="T6"><text:s text:c="2"/></text:span></text:span><text:span text:style-name="Source_20_Text"><text:span text:style-name="T5">courses: ['html', 'css', 'js'],</text:span></text:span></text:p>
        <text:p text:style-name="P6"><text:span text:style-name="Source_20_Text"><text:span text:style-name="T6"><text:s text:c="2"/></text:span></text:span><text:span text:style-name="Source_20_Text"><text:span text:style-name="T5">wife: null</text:span></text:span></text:p>
        <text:p text:style-name="P6"><text:span text:style-name="Source_20_Text"><text:span text:style-name="T5">};</text:span></text:span></text:p>
        <text:p text:style-name="P6"/>
        <text:p text:style-name="P6"><text:span text:style-name="Emphasis"><text:span text:style-name="Source_20_Text"><text:span text:style-name="T5">let</text:span></text:span></text:span><text:span text:style-name="Source_20_Text"><text:span text:style-name="Emphasis"><text:span text:style-name="T5"> json = JSON.stringify</text:span></text:span></text:span><text:span text:style-name="Emphasis"><text:span text:style-name="Source_20_Text"><text:span text:style-name="T5">(</text:span></text:span></text:span><text:span text:style-name="Source_20_Text"><text:span text:style-name="Emphasis"><text:span text:style-name="T5">student</text:span></text:span></text:span><text:span text:style-name="Emphasis"><text:span text:style-name="Source_20_Text"><text:span text:style-name="T5">)</text:span></text:span></text:span><text:span text:style-name="Source_20_Text"><text:span text:style-name="Emphasis"><text:span text:style-name="T5">;</text:span></text:span></text:span></text:p>
        <text:p text:style-name="P6"/>
        <text:p text:style-name="P6"><text:span text:style-name="Source_20_Text"><text:span text:style-name="T5">alert(typeof json); // мы получили строку!</text:span></text:span></text:p>
        <text:p text:style-name="P6"/>
        <text:p text:style-name="P6"><text:span text:style-name="Source_20_Text"><text:span text:style-name="T5">alert(json);</text:span></text:span></text:p>
        <text:p text:style-name="P6"><text:span text:style-name="Source_20_Text"><text:span text:style-name="T5">/* выведет объект в формате JSON:</text:span></text:span></text:p>
        <text:p text:style-name="P6"><text:span text:style-name="Source_20_Text"><text:span text:style-name="T5">{</text:span></text:span></text:p>
        <text:p text:style-name="P6"><text:span text:style-name="Source_20_Text"><text:span text:style-name="T6"><text:s text:c="2"/></text:span></text:span><text:span text:style-name="Source_20_Text"><text:span text:style-name="T5">"name": "John",</text:span></text:span></text:p>
        <text:p text:style-name="P6"><text:span text:style-name="Source_20_Text"><text:span text:style-name="T6"><text:s text:c="2"/></text:span></text:span><text:span text:style-name="Source_20_Text"><text:span text:style-name="T5">"age": 30,</text:span></text:span></text:p>
        <text:p text:style-name="P6"><text:span text:style-name="Source_20_Text"><text:span text:style-name="T6"><text:s text:c="2"/></text:span></text:span><text:span text:style-name="Source_20_Text"><text:span text:style-name="T5">"isAdmin": false,</text:span></text:span></text:p>
        <text:p text:style-name="P6"><text:span text:style-name="Source_20_Text"><text:span text:style-name="T6"><text:s text:c="2"/></text:span></text:span><text:span text:style-name="Source_20_Text"><text:span text:style-name="T5">"courses": ["html", "css", "js"],</text:span></text:span></text:p>
        <text:p text:style-name="P6"><text:span text:style-name="Source_20_Text"><text:span text:style-name="T6"><text:s text:c="2"/></text:span></text:span><text:span text:style-name="Source_20_Text"><text:span text:style-name="T5">"wife": null</text:span></text:span></text:p>
        <text:p text:style-name="P6"><text:span text:style-name="Source_20_Text"><text:span text:style-name="T5">}</text:span></text:span></text:p>
        <text:p text:style-name="P6"><text:span text:style-name="Source_20_Text"><text:span text:style-name="Emphasis"><text:span text:style-name="T5">*/</text:span></text:span></text:span></text:p>
      </text:section>
      <text:p text:style-name="P7"><text:bookmark text:name="3e9efdapau"/><text:span text:style-name="Source_20_Text"><text:span text:style-name="T5">let student = {</text:span></text:span></text:p>
      <text:section text:style-name="Sect1" text:name="Раздел1">
        <text:p text:style-name="P6"><text:span text:style-name="Source_20_Text"><text:span text:style-name="T6"><text:s text:c="2"/></text:span></text:span><text:span text:style-name="Source_20_Text"><text:span text:style-name="T5">name: 'John',</text:span></text:span></text:p>
        <text:p text:style-name="P6"><text:span text:style-name="Source_20_Text"><text:span text:style-name="T6"><text:s text:c="2"/></text:span></text:span><text:span text:style-name="Source_20_Text"><text:span text:style-name="T5">age: 30,</text:span></text:span></text:p>
        <text:p text:style-name="P6"><text:span text:style-name="Source_20_Text"><text:span text:style-name="T6"><text:s text:c="2"/></text:span></text:span><text:span text:style-name="Source_20_Text"><text:span text:style-name="T5">isAdmin: false,</text:span></text:span></text:p>
        <text:p text:style-name="P6"><text:soft-page-break/><text:span text:style-name="Source_20_Text"><text:span text:style-name="T6"><text:s text:c="2"/></text:span></text:span><text:span text:style-name="Source_20_Text"><text:span text:style-name="T5">courses: ['html', 'css', 'js'],</text:span></text:span></text:p>
        <text:p text:style-name="P6"><text:span text:style-name="Source_20_Text"><text:span text:style-name="T6"><text:s text:c="2"/></text:span></text:span><text:span text:style-name="Source_20_Text"><text:span text:style-name="T5">wife: null</text:span></text:span></text:p>
        <text:p text:style-name="P6"><text:span text:style-name="Source_20_Text"><text:span text:style-name="T5">};</text:span></text:span></text:p>
        <text:p text:style-name="P6"/>
        <text:p text:style-name="P6"><text:span text:style-name="Emphasis"><text:span text:style-name="Source_20_Text"><text:span text:style-name="T5">let</text:span></text:span></text:span><text:span text:style-name="Source_20_Text"><text:span text:style-name="Emphasis"><text:span text:style-name="T5"> json = </text:span></text:span></text:span><text:span text:style-name="Emphasis"><text:span text:style-name="Source_20_Text"><text:span text:style-name="T5">JSON.</text:span></text:span></text:span><text:span text:style-name="Source_20_Text"><text:span text:style-name="Emphasis"><text:span text:style-name="T5">stringify</text:span></text:span></text:span><text:span text:style-name="Emphasis"><text:span text:style-name="Source_20_Text"><text:span text:style-name="T5">(</text:span></text:span></text:span><text:span text:style-name="Source_20_Text"><text:span text:style-name="Emphasis"><text:span text:style-name="T5">student</text:span></text:span></text:span><text:span text:style-name="Emphasis"><text:span text:style-name="Source_20_Text"><text:span text:style-name="T5">)</text:span></text:span></text:span><text:span text:style-name="Source_20_Text"><text:span text:style-name="Emphasis"><text:span text:style-name="T5">;</text:span></text:span></text:span></text:p>
        <text:p text:style-name="P6"/>
        <text:p text:style-name="P6"><text:span text:style-name="Source_20_Text"><text:span text:style-name="T5">alert(typeof json); // мы получили строку!</text:span></text:span></text:p>
        <text:p text:style-name="P6"/>
        <text:p text:style-name="P6"><text:span text:style-name="Source_20_Text"><text:span text:style-name="T5">alert(json);</text:span></text:span></text:p>
        <text:p text:style-name="P6"><text:span text:style-name="Source_20_Text"><text:span text:style-name="T5">/* выведет объект в формате JSON:</text:span></text:span></text:p>
        <text:p text:style-name="P6"><text:span text:style-name="Source_20_Text"><text:span text:style-name="T5">{</text:span></text:span></text:p>
        <text:p text:style-name="P6"><text:span text:style-name="Source_20_Text"><text:span text:style-name="T6"><text:s text:c="2"/></text:span></text:span><text:span text:style-name="Source_20_Text"><text:span text:style-name="T5">"name": "John",</text:span></text:span></text:p>
        <text:p text:style-name="P6"><text:span text:style-name="Source_20_Text"><text:span text:style-name="T6"><text:s text:c="2"/></text:span></text:span><text:span text:style-name="Source_20_Text"><text:span text:style-name="T5">"age": 30,</text:span></text:span></text:p>
        <text:p text:style-name="P6"><text:span text:style-name="Source_20_Text"><text:span text:style-name="T6"><text:s text:c="2"/></text:span></text:span><text:span text:style-name="Source_20_Text"><text:span text:style-name="T5">"isAdmin": false,</text:span></text:span></text:p>
        <text:p text:style-name="P6"><text:span text:style-name="Source_20_Text"><text:span text:style-name="T6"><text:s text:c="2"/></text:span></text:span><text:span text:style-name="Source_20_Text"><text:span text:style-name="T5">"courses": ["html", "css", "js"],</text:span></text:span></text:p>
        <text:p text:style-name="P6"><text:span text:style-name="Source_20_Text"><text:span text:style-name="T6"><text:s text:c="2"/></text:span></text:span><text:span text:style-name="Source_20_Text"><text:span text:style-name="T5">"wife": null</text:span></text:span></text:p>
        <text:p text:style-name="P6"><text:span text:style-name="Source_20_Text"><text:span text:style-name="T5">}</text:span></text:span></text:p>
        <text:p text:style-name="P6"><text:span text:style-name="Emphasis"><text:span text:style-name="Source_20_Text"><text:span text:style-name="T5">*/</text:span></text:span></text:span></text:p>
      </text:section>
      <text:p text:style-name="P8"><text:span text:style-name="T4">Метод </text:span><text:span text:style-name="Source_20_Text"><text:span text:style-name="T5">JSON.stringify(student)</text:span></text:span><text:span text:style-name="T4"> берёт объект и преобразует его в строку.</text:span></text:p>
      <text:p text:style-name="P8"><text:span text:style-name="T4">Полученная строка </text:span><text:span text:style-name="Source_20_Text"><text:span text:style-name="T5">json</text:span></text:span><text:span text:style-name="T4"> называется </text:span><text:span text:style-name="Emphasis"><text:span text:style-name="T4">JSON форматированным</text:span></text:span><text:span text:style-name="T4"> или </text:span><text:span text:style-name="Emphasis"><text:span text:style-name="T4">сериализованным</text:span></text:span><text:span text:style-name="T4"> объектом. Мы можем отправить его по сети или поместить в обычное хранилище данных.</text:span></text:p>
      <text:p text:style-name="P9">Обратите внимание, что объект в формате JSON имеет несколько важных отличий от объектного литерала:</text:p>
      <text:list text:style-name="L1">
        <text:list-item>
          <text:p text:style-name="P10"><text:span text:style-name="T4">Строки используют двойные кавычки. Никаких одинарных кавычек или обратных кавычек в JSON. Так </text:span><text:span text:style-name="Source_20_Text"><text:span text:style-name="T5">'John'</text:span></text:span><text:span text:style-name="T4"> становится </text:span><text:span text:style-name="Source_20_Text"><text:span text:style-name="T5">"John"</text:span></text:span><text:span text:style-name="T4">.</text:span></text:p>
        </text:list-item>
        <text:list-item>
          <text:p text:style-name="P10"><text:span text:style-name="T4">Имена свойств объекта также заключаются в двойные кавычки. Это обязательно. Так </text:span><text:span text:style-name="Source_20_Text"><text:span text:style-name="T5">age:30</text:span></text:span><text:span text:style-name="T4"> становится </text:span><text:span text:style-name="Source_20_Text"><text:span text:style-name="T5">"age":30</text:span></text:span><text:span text:style-name="T4">.</text:span></text:p>
        </text:list-item>
      </text:list>
      <text:p text:style-name="P11"><text:span text:style-name="Source_20_Text"><text:span text:style-name="T5">JSON.stringify</text:span></text:span><text:span text:style-name="T4"> может быть применён и к примитивам.</text:span></text:p>
      <text:p text:style-name="P9">JSON поддерживает следующие типы данных:</text:p>
      <text:list text:style-name="L2">
        <text:list-item>
          <text:p text:style-name="P12"><text:span text:style-name="T4">Объекты </text:span><text:span text:style-name="Source_20_Text"><text:span text:style-name="T5">{ ... }</text:span></text:span></text:p>
        </text:list-item>
        <text:list-item>
          <text:p text:style-name="P12"><text:span text:style-name="T4">Массивы </text:span><text:span text:style-name="Source_20_Text"><text:span text:style-name="T5">[ ... ]</text:span></text:span></text:p>
        </text:list-item>
        <text:list-item>
          <text:p text:style-name="P13">Примитивы:</text:p>
          <text:list>
            <text:list-item>
              <text:p text:style-name="P14">строки,</text:p>
            </text:list-item>
            <text:list-item>
              <text:p text:style-name="P14">числа,</text:p>
            </text:list-item>
            <text:list-item>
              <text:p text:style-name="P15"><text:soft-page-break/><text:span text:style-name="T4">логические значения </text:span><text:span text:style-name="Source_20_Text"><text:span text:style-name="T5">true/false</text:span></text:span><text:span text:style-name="T4">,</text:span></text:p>
            </text:list-item>
            <text:list-item>
              <text:p text:style-name="P15"><text:span text:style-name="Source_20_Text"><text:span text:style-name="T5">null</text:span></text:span><text:span text:style-name="T4">.</text:span></text:p>
            </text:list-item>
          </text:list>
        </text:list-item>
      </text:list>
      <text:p text:style-name="P16">Например:</text:p>
      <text:section text:style-name="Sect1" text:name="9l4cfavley">
        <text:p text:style-name="P6"><text:span text:style-name="Source_20_Text"><text:span text:style-name="T5">// число в JSON остаётся числом</text:span></text:span></text:p>
        <text:p text:style-name="P6"><text:span text:style-name="Source_20_Text"><text:span text:style-name="T5">alert( JSON.stringify(1) ) // 1</text:span></text:span></text:p>
        <text:p text:style-name="P6"/>
        <text:p text:style-name="P6"><text:span text:style-name="Source_20_Text"><text:span text:style-name="T5">// строка в JSON по-прежнему остаётся строкой, но в двойных кавычках</text:span></text:span></text:p>
        <text:p text:style-name="P6"><text:span text:style-name="Source_20_Text"><text:span text:style-name="T5">alert( JSON.stringify('test') ) // "test"</text:span></text:span></text:p>
        <text:p text:style-name="P6"/>
        <text:p text:style-name="P6"><text:span text:style-name="Source_20_Text"><text:span text:style-name="T5">alert( JSON.stringify(true) ); // true</text:span></text:span></text:p>
        <text:p text:style-name="P6"/>
        <text:p text:style-name="P6"><text:span text:style-name="Source_20_Text"><text:span text:style-name="T5">alert( JSON.stringify([1, 2, 3]) ); // [1,2,3]</text:span></text:span></text:p>
      </text:section>
      <text:p text:style-name="P4">JSON является независимой от языка спецификацией для данных, поэтому JSON.stringify пропускает некоторые специфические свойства объектов JavaScript.</text:p>
      <text:p text:style-name="P4"/>
      <text:p text:style-name="P4">А именно:</text:p>
      <text:p text:style-name="P4"/>
      <text:p text:style-name="P4">Свойства-функции (методы).</text:p>
      <text:p text:style-name="P4">Символьные ключи и значения.</text:p>
      <text:p text:style-name="P4">Свойства, содержащие undefined.</text:p>
      <text:p text:style-name="P4">let user = {</text:p>
      <text:p text:style-name="P4"><text:s text:c="2"/>sayHi() { // будет пропущено</text:p>
      <text:p text:style-name="P4"><text:s text:c="4"/>alert("Hello");</text:p>
      <text:p text:style-name="P4"><text:s text:c="2"/>},</text:p>
      <text:p text:style-name="P4"><text:s text:c="2"/>[Symbol("id")]: 123, // также будет пропущено</text:p>
      <text:p text:style-name="P4"><text:s text:c="2"/>something: undefined // как и это - пропущено</text:p>
      <text:p text:style-name="P4">};</text:p>
      <text:p text:style-name="P4"/>
      <text:p text:style-name="P4">alert( JSON.stringify(user) ); // {} (пустой объект)</text:p>
      <text:p text:style-name="P4">Обычно это нормально. Если это не то, чего мы хотим, то скоро мы увидим, как можно настроить этот процесс.<text:span text:style-name="T7">\</text:span></text:p>
      <text:p text:style-name="P17">Самое замечательное, что вложенные объекты поддерживаются и конвертируются автоматически.</text:p>
      <text:p text:style-name="P17"/>
      <text:p text:style-name="P17">Например:</text:p>
      <text:p text:style-name="P17"/>
      <text:p text:style-name="P17">let meetup = {</text:p>
      <text:p text:style-name="P17"><text:s text:c="2"/>title: "Conference",</text:p>
      <text:p text:style-name="P17"><text:s text:c="2"/>room: {</text:p>
      <text:p text:style-name="P17"><text:s text:c="4"/>number: 23,</text:p>
      <text:p text:style-name="P17"><text:s text:c="4"/>participants: ["john", "ann"]</text:p>
      <text:p text:style-name="P17"><text:s text:c="2"/>}</text:p>
      <text:p text:style-name="P17">};</text:p>
      <text:p text:style-name="P17"/>
      <text:p text:style-name="P17">alert( JSON.stringify(meetup) );</text:p>
      <text:p text:style-name="P17">/* вся структура преобразована в строку:</text:p>
      <text:p text:style-name="P17">{</text:p>
      <text:p text:style-name="P17"><text:s text:c="2"/>"title":"Conference",</text:p>
      <text:p text:style-name="P17"><text:s text:c="2"/>"room":{"number":23,"participants":["john","ann"]},</text:p>
      <text:p text:style-name="P17"><text:soft-page-break/>}</text:p>
      <text:p text:style-name="P17">*/</text:p>
      <text:p text:style-name="P17">Важное ограничение: не должно быть циклических ссылок.</text:p>
      <text:p text:style-name="P17">Например:</text:p>
      <text:p text:style-name="P17"/>
      <text:p text:style-name="P17">let room = {</text:p>
      <text:p text:style-name="P17"><text:s text:c="2"/>number: 23</text:p>
      <text:p text:style-name="P17">};</text:p>
      <text:p text:style-name="P17"/>
      <text:p text:style-name="P17">let meetup = {</text:p>
      <text:p text:style-name="P17"><text:s text:c="2"/>title: "Conference",</text:p>
      <text:p text:style-name="P17"><text:s text:c="2"/>participants: ["john", "ann"]</text:p>
      <text:p text:style-name="P17">};</text:p>
      <text:p text:style-name="P17"/>
      <text:p text:style-name="P17">meetup.place = room; <text:s text:c="6"/>// meetup ссылается на room</text:p>
      <text:p text:style-name="P17">room.occupiedBy = meetup; // room ссылается на meetup</text:p>
      <text:p text:style-name="P17"/>
      <text:p text:style-name="P17"/>
      <text:p text:style-name="P17">JSON.stringify(meetup); // Ошибка: Преобразование цикличной структуры в JSON</text:p>
      <text:p text:style-name="P17">Здесь преобразование завершается неудачно из-за циклической ссылки: room.occupiedBy ссылается на meetup, и meetup.place ссылается на room:</text:p>
      <text:p text:style-name="P17">Циклические ссылки (или циклические зависимости) в JavaScript — это ситуации, когда объекты ссылаются друг на друга по кругу.<text:line-break/><text:line-break/>Проще говоря, у тебя получается замкнутый "круг" ссылок:<text:line-break/><text:line-break/>Пример:<text:line-break/>const objA = {};<text:line-break/>const objB = {};<text:line-break/><text:line-break/>objA.ref = objB; // A ссылается на B<text:line-break/>objB.ref = objA; // B ссылается обратно на A<text:line-break/><text:line-break/>console.log(objA);<text:line-break/><text:line-break/><text:line-break/>Здесь:<text:line-break/><text:line-break/>objA содержит ссылку на objB<text:line-break/><text:line-break/>objB содержит ссылку обратно на objA<text:line-break/><text:line-break/>Таким образом, возникает цикл.</text:p>
      <text:p text:style-name="P18"/>
      <text:p text:style-name="P19">Исключаем и преобразуем: replacer</text:p>
      <text:p text:style-name="P20">Полный синтаксис JSON.stringify:</text:p>
      <text:p text:style-name="P20">let json = JSON.stringify(value[, replacer, space])</text:p>
      <text:p text:style-name="P20"/>
      <text:p text:style-name="P20">value</text:p>
      <text:p text:style-name="P20">Значение для кодирования.</text:p>
      <text:p text:style-name="P20"/>
      <text:p text:style-name="P20"><text:soft-page-break/>replacer</text:p>
      <text:p text:style-name="P20">Массив свойств для кодирования или функция соответствия function(key, value).</text:p>
      <text:p text:style-name="P20">space</text:p>
      <text:p text:style-name="P20">Дополнительное пространство (отступы), используемое для форматирования.</text:p>
      <text:p text:style-name="P20">В большинстве случаев JSON.stringify используется только с первым аргументом. Но если нам нужно настроить процесс замены, например, отфильтровать циклические ссылки, то можно использовать второй аргумент JSON.stringify</text:p>
      <text:p text:style-name="P20"/>
      <text:p text:style-name="P20">Например:</text:p>
      <text:p text:style-name="P20">let room = {</text:p>
      <text:p text:style-name="P20"><text:s text:c="2"/>number: 23</text:p>
      <text:p text:style-name="P20">};</text:p>
      <text:p text:style-name="P20"/>
      <text:p text:style-name="P20">let meetup = {</text:p>
      <text:p text:style-name="P20"><text:s text:c="2"/>title: "Conference",</text:p>
      <text:p text:style-name="P20"><text:s text:c="2"/>participants: [{name: "John"}, {name: "Alice"}],</text:p>
      <text:p text:style-name="P20"><text:s text:c="2"/>place: room // meetup ссылается на room</text:p>
      <text:p text:style-name="P20">};</text:p>
      <text:p text:style-name="P20"/>
      <text:p text:style-name="P20">room.occupiedBy = meetup; // room ссылается на meetup</text:p>
      <text:p text:style-name="P20"/>
      <text:p text:style-name="P20">alert( JSON.stringify(meetup, ['title', 'participants']) );</text:p>
      <text:p text:style-name="P20">// {"title":"Conference","participants":[{},{}]}</text:p>
      <text:p text:style-name="P20">Здесь мы, наверное, слишком строги. Список свойств применяется ко всей структуре объекта. Так что внутри participants – пустые объекты, потому что name нет в списке.</text:p>
      <text:p text:style-name="P21">Давайте включим в список все свойства, кроме room.occupiedBy, из-за которого появляется цикличная ссылка<text:span text:style-name="T8"> (TypeError: Converting circular structure to JSON)</text:span>:</text:p>
      <text:p text:style-name="P20">let room = {</text:p>
      <text:p text:style-name="P20"><text:s text:c="2"/>number: 23</text:p>
      <text:p text:style-name="P20">};</text:p>
      <text:p text:style-name="P20"/>
      <text:p text:style-name="P20">let meetup = {</text:p>
      <text:p text:style-name="P20"><text:s text:c="2"/>title: "Conference",</text:p>
      <text:p text:style-name="P20"><text:s text:c="2"/>participants: [{name: "John"}, {name: "Alice"}],</text:p>
      <text:p text:style-name="P20"><text:s text:c="2"/>place: room // meetup ссылается на room</text:p>
      <text:p text:style-name="P20">};</text:p>
      <text:p text:style-name="P20"/>
      <text:p text:style-name="P20">room.occupiedBy = meetup; // room ссылается на meetup</text:p>
      <text:p text:style-name="P20"/>
      <text:p text:style-name="P20">alert( JSON.stringify(meetup, ['title', 'participants', 'place', 'name', 'number']) );</text:p>
      <text:p text:style-name="P20">/*</text:p>
      <text:p text:style-name="P20">{</text:p>
      <text:p text:style-name="P20"><text:s text:c="2"/>"title":"Conference",</text:p>
      <text:p text:style-name="P20"><text:s text:c="2"/>"participants":[{"name":"John"},{"name":"Alice"}],</text:p>
      <text:p text:style-name="P20"><text:s text:c="2"/>"place":{"number":23}</text:p>
      <text:p text:style-name="P20">}</text:p>
      <text:p text:style-name="P20">*/</text:p>
      <text:p text:style-name="P20"/>
      <text:p text:style-name="P20">Теперь всё, кроме occupiedBy, сериализовано. Но список свойств довольно длинный.</text:p>
      <text:p text:style-name="P20"/>
      <text:p text:style-name="P20">К счастью, в качестве replacer мы можем использовать функцию, а не массив.</text:p>
      <text:p text:style-name="P20"/>
      <text:p text:style-name="P20"><text:soft-page-break/>Функция будет вызываться для каждой пары (key, value), и она должна возвращать заменённое значение, которое будет использоваться вместо исходного. Или undefined, чтобы пропустить значение.</text:p>
      <text:p text:style-name="P20"/>
      <text:p text:style-name="P20">В нашем случае мы можем вернуть value «как есть» для всего, кроме occupiedBy. Чтобы игнорировать occupiedBy, код ниже возвращает undefined:</text:p>
      <text:p text:style-name="P20"/>
      <text:p text:style-name="P20">let room = {</text:p>
      <text:p text:style-name="P20"><text:s text:c="2"/>number: 23</text:p>
      <text:p text:style-name="P20">};</text:p>
      <text:p text:style-name="P20"/>
      <text:p text:style-name="P20">let meetup = {</text:p>
      <text:p text:style-name="P20"><text:s text:c="2"/>title: "Conference",</text:p>
      <text:p text:style-name="P20"><text:s text:c="2"/>participants: [{name: "John"}, {name: "Alice"}],</text:p>
      <text:p text:style-name="P20"><text:s text:c="2"/>place: room // meetup ссылается на room</text:p>
      <text:p text:style-name="P20">};</text:p>
      <text:p text:style-name="P20"/>
      <text:p text:style-name="P20">room.occupiedBy = meetup; // room ссылается на meetup</text:p>
      <text:p text:style-name="P20"/>
      <text:p text:style-name="P20">alert( JSON.stringify(meetup, function replacer(key, value) {</text:p>
      <text:p text:style-name="P20"><text:s text:c="2"/>alert(`${key}: ${value}`);</text:p>
      <text:p text:style-name="P20"><text:s text:c="2"/>return (key == 'occupiedBy') ? undefined : value;</text:p>
      <text:p text:style-name="P20">}));</text:p>
      <text:p text:style-name="P20"/>
      <text:p text:style-name="P20">/* пары ключ:значение, которые приходят в replacer:</text:p>
      <text:p text:style-name="P20">: <text:s text:c="12"/>[object Object]</text:p>
      <text:p text:style-name="P20">title: <text:s text:c="7"/>Conference</text:p>
      <text:p text:style-name="P20">participants: [object Object],[object Object]</text:p>
      <text:p text:style-name="P20">0: <text:s text:c="11"/>[object Object]</text:p>
      <text:p text:style-name="P20">name: <text:s text:c="8"/>John</text:p>
      <text:p text:style-name="P20">1: <text:s text:c="11"/>[object Object]</text:p>
      <text:p text:style-name="P20">name: <text:s text:c="8"/>Alice</text:p>
      <text:p text:style-name="P20">place: <text:s text:c="7"/>[object Object]</text:p>
      <text:p text:style-name="P20">number: <text:s text:c="6"/>23</text:p>
      <text:p text:style-name="P20">occupiedBy: [object Object]</text:p>
      <text:p text:style-name="P20">*/<text:line-break/><text:line-break/><text:span text:style-name="T9">почему сначала идет пустая строка потому что тут перебор начинается с </text:span><text:span text:style-name="T10">meetup </text:span><text:span text:style-name="T9">это и является первым объектом и возвращает пустую строку </text:span></text:p>
      <text:p text:style-name="P22">и клбче почему <text:span text:style-name="T11">object object </text:span>потому что он внутри приводится к <text:span text:style-name="T11">toString()</text:span></text:p>
      <text:p text:style-name="P23"/>
      <text:p text:style-name="P24">Форматирование: space</text:p>
      <text:p text:style-name="P23"/>
      <text:p text:style-name="P23">Третий аргумент в JSON.stringify(value, replacer, space) – это количество пробелов, используемых для удобного форматирования.</text:p>
      <text:p text:style-name="P23"/>
      <text:p text:style-name="P23">Ранее все JSON-форматированные объекты не имели отступов и лишних пробелов. Это нормально, если мы хотим отправить объект по сети. Аргумент space используется исключительно для вывода в удобочитаемом виде.</text:p>
      <text:p text:style-name="P23"/>
      <text:p text:style-name="P23">Ниже space = 2 указывает JavaScript отображать вложенные объекты в несколько строк с отступом в 2 пробела внутри объекта:</text:p>
      <text:p text:style-name="P23"><text:soft-page-break/>let user = {</text:p>
      <text:p text:style-name="P23"><text:s text:c="2"/>name: "John",</text:p>
      <text:p text:style-name="P23"><text:s text:c="2"/>age: 25,</text:p>
      <text:p text:style-name="P23"><text:s text:c="2"/>roles: {</text:p>
      <text:p text:style-name="P23"><text:s text:c="4"/>isAdmin: false,</text:p>
      <text:p text:style-name="P23"><text:s text:c="4"/>isEditor: true</text:p>
      <text:p text:style-name="P23"><text:s text:c="2"/>}</text:p>
      <text:p text:style-name="P23">};</text:p>
      <text:p text:style-name="P23"/>
      <text:p text:style-name="P23">alert(JSON.stringify(user, null, 2));</text:p>
      <text:p text:style-name="P23">/* отступ в 2 пробела:</text:p>
      <text:p text:style-name="P23">{</text:p>
      <text:p text:style-name="P23"><text:s text:c="2"/>"name": "John",</text:p>
      <text:p text:style-name="P23"><text:s text:c="2"/>"age": 25,</text:p>
      <text:p text:style-name="P23"><text:s text:c="2"/>"roles": {</text:p>
      <text:p text:style-name="P23"><text:s text:c="4"/>"isAdmin": false,</text:p>
      <text:p text:style-name="P23"><text:s text:c="4"/>"isEditor": true</text:p>
      <text:p text:style-name="P23"><text:s text:c="2"/>}</text:p>
      <text:p text:style-name="P23">}</text:p>
      <text:p text:style-name="P23">*/</text:p>
      <text:p text:style-name="P23"/>
      <text:p text:style-name="P23">/* для JSON.stringify(user, null, 4) результат содержит больше отступов:</text:p>
      <text:p text:style-name="P23">{</text:p>
      <text:p text:style-name="P23"><text:s text:c="4"/>"name": "John",</text:p>
      <text:p text:style-name="P23"><text:s text:c="4"/>"age": 25,</text:p>
      <text:p text:style-name="P23"><text:s text:c="4"/>"roles": {</text:p>
      <text:p text:style-name="P23"><text:s text:c="8"/>"isAdmin": false,</text:p>
      <text:p text:style-name="P23"><text:s text:c="8"/>"isEditor": true</text:p>
      <text:p text:style-name="P23"><text:s text:c="4"/>}</text:p>
      <text:p text:style-name="P23">}</text:p>
      <text:p text:style-name="P23">*/</text:p>
      <text:p text:style-name="P23">Третьим аргументом также может быть строка. В этом случае строка будет использоваться для отступа вместо ряда пробелов.</text:p>
      <text:p text:style-name="P23"/>
      <text:p text:style-name="P23">Параметр space применяется исключительно для логирования и красивого вывода.</text:p>
      <text:p text:style-name="P23"/>
      <text:p text:style-name="P23">Пользовательский «toJSON»</text:p>
      <text:p text:style-name="P23">Как и toString для преобразования строк, объект может предоставлять метод toJSON для преобразования в JSON. JSON.stringify автоматически вызывает его, если он есть.</text:p>
      <text:p text:style-name="P23">let room = {</text:p>
      <text:p text:style-name="P23"><text:s text:c="2"/>number: 23</text:p>
      <text:p text:style-name="P23">};</text:p>
      <text:p text:style-name="P23"/>
      <text:p text:style-name="P23">let meetup = {</text:p>
      <text:p text:style-name="P23"><text:s text:c="2"/>title: "Conference",</text:p>
      <text:p text:style-name="P23"><text:s text:c="2"/>date: new Date(Date.UTC(2017, 0, 1)),</text:p>
      <text:p text:style-name="P23"><text:s text:c="2"/>room</text:p>
      <text:p text:style-name="P23">};</text:p>
      <text:p text:style-name="P23"/>
      <text:p text:style-name="P23">alert( JSON.stringify(meetup) );</text:p>
      <text:p text:style-name="P23">/*</text:p>
      <text:p text:style-name="P23"><text:s text:c="2"/>{</text:p>
      <text:p text:style-name="P23"><text:soft-page-break/><text:s text:c="4"/>"title":"Conference",</text:p>
      <text:p text:style-name="P23"><text:s text:c="4"/>"date":"2017-01-01T00:00:00.000Z", <text:s/>// (1)</text:p>
      <text:p text:style-name="P23"><text:s text:c="4"/>"room": {"number":23} <text:s text:c="14"/>// (2)</text:p>
      <text:p text:style-name="P23"><text:s text:c="2"/>}</text:p>
      <text:p text:style-name="P23">*/</text:p>
      <text:p text:style-name="P23">Как видим, date (1) стал строкой. Это потому, что все объекты типа Date имеют встроенный метод toJSON, который возвращает такую строку.</text:p>
      <text:p text:style-name="P23"><text:span text:style-name="T12">Т</text:span>еперь давайте добавим собственную реализацию метода toJSON в наш объект room (2):</text:p>
      <text:p text:style-name="P23">let room = {</text:p>
      <text:p text:style-name="P23"><text:s text:c="2"/>number: 23,</text:p>
      <text:p text:style-name="P23"><text:s text:c="2"/>toJSON() {</text:p>
      <text:p text:style-name="P23"><text:s text:c="4"/>return this.number;</text:p>
      <text:p text:style-name="P23"><text:s text:c="2"/>}</text:p>
      <text:p text:style-name="P23">};</text:p>
      <text:p text:style-name="P23"/>
      <text:p text:style-name="P23">let meetup = {</text:p>
      <text:p text:style-name="P23"><text:s text:c="2"/>title: "Conference",</text:p>
      <text:p text:style-name="P23"><text:s text:c="2"/>room</text:p>
      <text:p text:style-name="P23">};</text:p>
      <text:p text:style-name="P23"/>
      <text:p text:style-name="P23">alert( JSON.stringify(room) ); // 23</text:p>
      <text:p text:style-name="P23"/>
      <text:p text:style-name="P23">alert( JSON.stringify(meetup) );</text:p>
      <text:p text:style-name="P23">/*</text:p>
      <text:p text:style-name="P23"><text:s text:c="2"/>{</text:p>
      <text:p text:style-name="P23"><text:s text:c="4"/>"title":"Conference",</text:p>
      <text:p text:style-name="P23"><text:s text:c="4"/>"room": 23</text:p>
      <text:p text:style-name="P23"><text:s text:c="2"/>}</text:p>
      <text:p text:style-name="P23">*/</text:p>
      <text:p text:style-name="P23">Как видите, toJSON используется как при прямом вызове JSON.stringify(room), так и когда room вложен в другой сериализуемый объект.<text:line-break/></text:p>
      <text:p text:style-name="P23">Пример без toJSON</text:p>
      <text:p text:style-name="P23">let room = {</text:p>
      <text:p text:style-name="P23"><text:s text:c="2"/>number: 23</text:p>
      <text:p text:style-name="P23">};</text:p>
      <text:p text:style-name="P23"/>
      <text:p text:style-name="P23">let meetup = {</text:p>
      <text:p text:style-name="P23"><text:s text:c="2"/>title: "Conference",</text:p>
      <text:p text:style-name="P23"><text:s text:c="2"/>room</text:p>
      <text:p text:style-name="P23">};</text:p>
      <text:p text:style-name="P23"/>
      <text:p text:style-name="P23">console.log(JSON.stringify(meetup));// {"title":"Conference","room":{"number":23}}</text:p>
      <text:p text:style-name="P23">Теперь room сериализовался как объект со своим свойством number.</text:p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linkMacSystemFont" svg:font-family="BlinkMacSystemFont, apple-system, 'Segoe UI', Roboto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02T03:17:31.832995100</meta:creation-date>
    <dc:date>2025-09-02T04:17:17.021648800</dc:date>
    <meta:editing-duration>PT38M22S</meta:editing-duration>
    <meta:editing-cycles>17</meta:editing-cycles>
    <meta:generator>LibreOffice/25.2.5.2$Windows_X86_64 LibreOffice_project/03d19516eb2e1dd5d4ccd751a0d6f35f35e08022</meta:generator>
    <meta:document-statistic meta:table-count="0" meta:image-count="0" meta:object-count="0" meta:page-count="8" meta:paragraph-count="265" meta:word-count="1275" meta:character-count="9331" meta:non-whitespace-character-count="7988"/>
  </office:meta>
</office:document-meta>
</file>